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8pt" fo:font-weight="bold" style:font-size-asian="18pt" style:font-weight-asian="bold" style:font-size-complex="18pt" style:font-weight-complex="bold"/>
    </style:style>
    <style:style style:name="P5" style:family="paragraph" style:parent-style-name="Standard">
      <style:text-properties style:font-name="Arial"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ischer Rahmen (MCI)</text:p>
      <text:p text:style-name="P1"/>
      <text:p text:style-name="P5">Um sich gegen die Konkurrenz auf dem Parkplatz-App Markt durchzusetzen sind neben dem Funktionsumfang vor allem die Zufriedenheit der Benutzer relevant. Nur wenn viele Anwender die Parkplatz-App als den leichtesten Weg sehen einen Parkplatz zu finden wird das zu entwickelnde Konzept als erfolgreich anzusehen sein. Ein Hauptfaktor ist also der Anklang in der breiten Masse der Autofahrer.</text:p>
      <text:p text:style-name="P2">Da die Benutzer unseres Systems einen hohen Stellenwert im Endprodukt haben müssen auch ihre Anforderungen herausgearbeitet werden, damit ein auch für sie zufriedenstellendes System entwickelt werden kann. Um dies möglichst umfassend zu tun wird ein Methodischer Rahmen aus dem Forschungsbereich der Mensch-Computer Interaktion zur Hilfe gezogen.</text:p>
      <text:p text:style-name="P2">Nach einer ausführlichen Abwägung, die in der Projektbegründung zu finden ist, ist die Entscheidung gefallen das allseits renommierte Modell DIN EN ISO-9241 zu verwenden, da diese vor allem die Rolle der Benutzer betont, im Gegensatz zu einigen Konkurrenzmodellen die sich auf die Benutzung fixieren. </text:p>
      <text:p text:style-name="P2"/>
      <text:p text:style-name="P3">DIN EN ISO-9241</text:p>
      <text:p text:style-name="P3"/>
      <text:p text:style-name="P2">Die Normenreihe DIN EN ISO 9241 ist im Bezug auf das hier beschriebene System vor allem in den Teilen 110 (Anforderungen an ein interaktives System) und 210 (Prozess zur Gestaltung eines Interaktiven Systems) interessant, und deshalb wird auch nur auf diese beiden Teile eingegangen.</text:p>
      <text:p text:style-name="P2">Diese Norm bezieht sich hauptsächlich auf die Anforderungen von Nutzern anstatt auf die Nutzung einzugehen. Die ISO-9241 unterstützt durch Empfehlungen und vorgegebenen Vorgehensweisen beid er Entwicklung für individuelle Nutzergruppen und hilft ihre Anforderungen herauszuarbeiten. </text:p>
      <text:p text:style-name="P2">Insgesamt kann man sagen, dass die DIN EN ISO-9241 ein in den sieben Grundsätzen der Dialoggestaltung aus Teil 110 ein sehr flexibles sowie skalierbares Rahmenwerk um die Interaktion mit den Benutzern möglichst einfach zu gestalten. Hierbei helfen die in Teil 210 Erwähnung findende Artefakte bei der Entwicklung. Durch ihre hohe Flexibilität und die Entwicklung nahe am Benutzer wird die DIN EN ISO-9241 in der Entwicklung der Parkapp zur Hilfe gezogen.</text:p>
      <text:p text:style-name="P2">Im Zuge dessen werden die Anforderungen an die Nutzer entwickelt, dazu werden Stakeholder festgestellt, definiert und daraufhin analysiert. Anschließend werden User Profiles erstellt um die Nutzer noch besser kennen zu lernen. Bis schlussendlich in den daraus zu entwickelnden Personae potentielle Beispielnutzer entstehen . Das Ergebnis dieser Artefakte sollen die Anforderungen an die Nutzer feststellen. Durch Iteration an verschiedenen Entwicklungsphasen des Projektes können diese Anforderungen weiter überarbeitet und verfeinert werd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6-01-13T15:06:46.93</dc:date>
    <meta:editing-duration>PT5H39M12S</meta:editing-duration>
    <meta:editing-cycles>10</meta:editing-cycles>
    <meta:generator>OpenOffice/4.1.0$Win32 OpenOffice.org_project/410m18$Build-9764</meta:generator>
    <dc:creator>bernd  schneider</dc:creator>
    <meta:document-statistic meta:table-count="0" meta:image-count="0" meta:object-count="0" meta:page-count="1" meta:paragraph-count="9" meta:word-count="370" meta:character-count="2638"/>
  </office:meta>
</office:document-meta>
</file>